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0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Text_20_body">
      <style:text-properties fo:font-size="6pt" style:font-size-asian="6pt" style:font-size-complex="6pt"/>
    </style:style>
    <style:style style:name="P2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2" style:family="paragraph" style:parent-style-name="Standard"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name-complex="Symbol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4" style:family="text">
      <style:text-properties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-complex="Arial"/>
    </style:style>
    <style:style style:name="T27" style:family="text">
      <style:text-properties fo:color="#ffffff" style:text-underline-style="solid" style:text-underline-width="auto" style:text-underline-color="font-color" style:font-name-complex="Ari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1"/>
    </style:style>
    <style:style style:name="T30" style:family="text">
      <style:text-properties style:font-name="Times New Roman1" fo:font-style="italic" style:font-style-asian="italic" style:font-style-complex="italic"/>
    </style:style>
    <style:style style:name="T31" style:family="text">
      <style:text-properties style:font-name="Times New Roman1" fo:language="ru" fo:country="RU" fo:font-style="italic" style:font-style-asian="italic" style:font-style-complex="italic"/>
    </style:style>
    <style:style style:name="T32" style:family="text">
      <style:text-properties style:font-name="Times New Roman1" fo:language="en" fo:country="US"/>
    </style:style>
    <style:style style:name="T33" style:family="text">
      <style:text-properties style:font-name="Times New Roman1" fo:language="en" fo:country="US" fo:font-style="normal" style:font-style-asian="normal" style:font-style-complex="normal"/>
    </style:style>
    <style:style style:name="T34" style:family="text">
      <style:text-properties style:font-name="Times New Roman" fo:language="ru" fo:country="RU" fo:background-color="transparent"/>
    </style:style>
    <style:style style:name="T35" style:family="text">
      <style:text-properties style:font-name="Times New Roman" fo:font-size="12pt" style:font-size-asian="12pt" style:font-name-complex="Symbol" style:font-size-complex="12pt"/>
    </style:style>
    <style:style style:name="T36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7" style:family="text">
      <style:text-properties style:font-name="Times New Roman" style:font-name-complex="Symbol"/>
    </style:style>
    <style:style style:name="T38" style:family="text">
      <style:text-properties style:font-name="Times New Roman" fo:language="en" fo:country="US" fo:font-style="italic" style:font-style-asian="italic" style:font-name-complex="Symbol" style:font-style-complex="italic"/>
    </style:style>
    <style:style style:name="T39" style:family="text">
      <style:text-properties fo:background-color="transparent"/>
    </style:style>
    <style:style style:name="T40" style:family="text">
      <style:text-properties fo:font-size="12pt" fo:language="ru" fo:country="RU" style:font-size-asian="12pt"/>
    </style:style>
    <style:style style:name="T41" style:family="text">
      <style:text-properties fo:font-size="12pt" fo:language="en" fo:country="US" style:font-size-asian="12pt"/>
    </style:style>
    <style:style style:name="T42" style:family="text">
      <style:text-properties style:font-name-complex="Symbol"/>
    </style:style>
    <style:style style:name="T43" style:family="text">
      <style:text-properties style:text-position="super 58%"/>
    </style:style>
    <style:style style:name="T44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5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6" style:family="text">
      <style:text-properties style:text-position="0% 100%" style:font-name="Times New Roman" fo:font-style="italic" style:font-style-asian="italic" style:font-name-complex="Symbol" style:font-style-complex="italic"/>
    </style:style>
    <style:style style:name="T47" style:family="text">
      <style:text-properties style:text-position="0% 100%" style:font-name="Times New Roman" fo:language="en" fo:country="US" fo:font-style="italic" style:font-style-asian="italic" style:font-name-complex="Symbol" style:font-style-complex="italic"/>
    </style:style>
    <style:style style:name="T48" style:family="text">
      <style:text-properties style:text-position="0% 100%" fo:font-style="italic" style:font-style-asian="italic" style:font-name-complex="Symbol" style:font-style-complex="italic"/>
    </style:style>
    <style:style style:name="T49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0" style:family="text">
      <style:text-properties style:text-underline-style="none"/>
    </style:style>
    <style:style style:name="T51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4">ПРОТОКОЛ <text:span text:style-name="T8">ПОВЕРКИ</text:span></text:p>
      <text:p text:style-name="P6"/>
      <text:p text:style-name="P5"><text:span text:style-name="T40">дозиметра рентгеновского и гамма-излучения МКС- </text:span><text:span text:style-name="T41">AT6130</text:span></text:p>
      <text:p text:style-name="P6"/>
      <text:p text:style-name="P16"><text:span text:style-name="T10">№ </text:span><text:span text:style-name="T13">$</text:span><text:span text:style-name="T5">allSerial</text:span></text:p>
      <text:p text:style-name="P17"><text:span text:style-name="T26">принадлежащего<text:tab/></text:span><text:span text:style-name="T27"><text:tab/></text:span></text:p>
      <text:p text:style-name="P12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4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4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4"><text:s/></text:span><text:span text:style-name="T12">$vlag </text:span><text:span text:style-name="T8"><text:s/>%, внешнем фоне γ-излучения </text:span><text:span text:style-name="T3">H</text:span><text:span text:style-name="T8">*(10) = </text:span><text:span text:style-name="T14"><text:s/></text:span><text:span text:style-name="T12">$bground </text:span><text:span text:style-name="T8"><text:s/>нЗв/ч, <text:s/>согласно методике, изложенной в </text:span><text:span text:style-name="T51">МРБ МП. 1196-2013</text:span></text:p>
      <text:p text:style-name="P9"><text:span text:style-name="T8">1. </text:span>Эталонные средства измерений:</text:p>
      <text:p text:style-name="P13">- <text:span text:style-name="T1">$facility_110</text:span>;</text:p>
      <text:p text:style-name="P13">- $facility_130;</text:p>
      <text:p text:style-name="P13">- $facility_6130beta;</text:p>
      <text:p text:style-name="P10">2. Поверка блоков детектирования</text:p>
      <text:p text:style-name="P18">а)<text:tab/>Внешний осмотр и опробование БД:</text:p>
      <text:p text:style-name="P14">- документация<text:tab/></text:p>
      <text:p text:style-name="P14">- отсутствие механических повреждений<text:tab/></text:p>
      <text:p text:style-name="P15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4">- контроль работоспособности<text:tab/></text:p>
      <text:p text:style-name="P18"><text:span text:style-name="T8">б</text:span>)<text:tab/><text:span text:style-name="T6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0">3. <text:span text:style-name="T50">Определение метрологических характеристик:</text:span></text:p>
      <text:p text:style-name="P18"><text:span text:style-name="T6">а)<text:tab/></text:span><text:span text:style-name="T15">Проверка допускаемой основной относительной погрешности измерения мощности амбиентной эквивалентной дозы д</text:span><text:span text:style-name="T6">озиметр</text:span><text:span text:style-name="T15">а</text:span><text:span text:style-name="T6">-радиометр</text:span><text:span text:style-name="T15">а</text:span><text:span text:style-name="T6"> МКС-AT6130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1"><text:span text:style-name="T8">Д</text:span>озиметр-радиометр МКС-AT6130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Мощность амбиентной эквивалент-ной дозы в <text:span text:style-name="T8">контроль-ной</text:span> точке <text:span text:style-name="T25">Ḣ</text:span><text:span text:style-name="T18">oi</text:span></text:p>
          </table:table-cell>
          <table:table-cell table:style-name="t1.B2" table:number-rows-spanned="3" office:value-type="string">
            <text:p text:style-name="P30">Номер источ-ника</text:p>
          </table:table-cell>
          <table:table-cell table:style-name="t1.B2" table:number-rows-spanned="3" office:value-type="string">
            <text:p text:style-name="P30">Рассто-яние до источ-ника, </text:p>
            <text:p text:style-name="P31">R, см</text:p>
          </table:table-cell>
          <table:table-cell table:style-name="t1.B2" table:number-columns-spanned="5" office:value-type="string">
            <text:p text:style-name="P3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9">Относи-тельная</text:span><text:span text:style-name="T39"> </text:span><text:span text:style-name="T9">погреш-ность</text:span><text:span text:style-name="T39"> </text:span><text:span text:style-name="T9">измерения</text:span> </text:p>
            <text:p text:style-name="P30"><text:span text:style-name="T11">θ</text:span><text:span text:style-name="T24">пр</text:span><text:span text:style-name="T18">i</text:span><text:span text:style-name="T8">,</text:span> %</text:p>
          </table:table-cell>
          <table:table-cell table:style-name="t1.B2" table:number-rows-spanned="3" office:value-type="string">
            <text:p text:style-name="P28"><text:span text:style-name="T8">Довери-тель</text:span>ная граница погреш-ности измерения <text:span text:style-name="T7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29"><text:span text:style-name="T28">Предел основной </text:span><text:span text:style-name="T8">относи-тельной</text:span> <text:span text:style-name="T1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6">Фон, нЗв/ч</text:p>
          </table:table-cell>
          <table:table-cell table:style-name="t1.D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6">Среднее значение, <text:span text:style-name="T3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7"><text:span text:style-name="T25">H</text:span><text:span text:style-name="T16">1</text:span></text:p>
          </table:table-cell>
          <table:table-cell table:style-name="t1.D3" office:value-type="string">
            <text:p text:style-name="P36"><text:span text:style-name="T3">H</text:span><text:span text:style-name="T16">2</text:span></text:p>
          </table:table-cell>
          <table:table-cell table:style-name="t1.D3" office:value-type="string">
            <text:p text:style-name="P36"><text:span text:style-name="T3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3">0,7 мкЗв/ч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5" office:value-type="string">
            <text:p text:style-name="P23">±<text:span text:style-name="T8">20</text:span></text:p>
          </table:table-cell>
        </table:table-row>
        <table:table-row>
          <table:table-cell table:style-name="t1.A5" office:value-type="string">
            <text:p text:style-name="P23">7 мкЗв/ч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23">70 мкЗв/ч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23">0.7 мЗв/ч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9" office:value-type="string">
            <text:p text:style-name="P23">7,0 мЗв/ч</text:p>
          </table:table-cell>
          <table:table-cell table:style-name="t1.B9" office:value-type="string">
            <text:p text:style-name="P24">$1-34</text:p>
          </table:table-cell>
          <table:table-cell table:style-name="t1.B9" office:value-type="string">
            <text:p text:style-name="P24">$1-44</text:p>
          </table:table-cell>
          <table:table-cell table:style-name="t1.B9" office:value-type="string">
            <text:p text:style-name="P24">$1-54</text:p>
          </table:table-cell>
          <table:table-cell table:style-name="t1.B9" office:value-type="string">
            <text:p text:style-name="P24">$1-64</text:p>
          </table:table-cell>
          <table:table-cell table:style-name="t1.B9" office:value-type="string">
            <text:p text:style-name="P24">$1-74</text:p>
          </table:table-cell>
          <table:table-cell table:style-name="t1.B9" office:value-type="string">
            <text:p text:style-name="P24">$1-84</text:p>
          </table:table-cell>
          <table:table-cell table:style-name="t1.B9" office:value-type="string">
            <text:p text:style-name="P24">$1-04</text:p>
          </table:table-cell>
          <table:table-cell table:style-name="t1.B9" office:value-type="string">
            <text:p text:style-name="P24">$1-14</text:p>
          </table:table-cell>
          <table:table-cell table:style-name="t1.B9" office:value-type="string">
            <text:p text:style-name="P24">$1-24</text:p>
          </table:table-cell>
          <table:covered-table-cell/>
        </table:table-row>
      </table:table>
      <text:p text:style-name="P19"/>
      <text:p text:style-name="P19"/>
      <text:p text:style-name="P18"><text:span text:style-name="T15">б</text:span><text:span text:style-name="T6">)<text:tab/>Проверка основной относительной погрешности измерения плотности потока бета-чаcтиц</text:span><text:span text:style-name="T15"> д</text:span><text:span text:style-name="T6">озиметр</text:span><text:span text:style-name="T15">а</text:span><text:span text:style-name="T6">-радиометр</text:span><text:span text:style-name="T15">а</text:span><text:span text:style-name="T6"> МКС-AT6130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11"><text:span text:style-name="T8">Д</text:span>озиметр-радиометр МКС-AT6130<text:span text:style-name="T8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3"><text:span text:style-name="T8">Плотность потока в </text:span><text:span text:style-name="T1">контроль-ной</text:span> точке <text:span text:style-name="T42">φ</text:span><text:span text:style-name="T16">0</text:span><text:span text:style-name="T17">i</text:span>,</text:p>
            <text:p text:style-name="P34"><text:s/>мин<text:span text:style-name="T43">-1</text:span>·см<text:span text:style-name="T43">-2</text:span></text:p>
          </table:table-cell>
          <table:table-cell table:style-name="b1.B2" table:number-rows-spanned="3" office:value-type="string">
            <text:p text:style-name="P33">Номер источника</text:p>
          </table:table-cell>
          <table:table-cell table:style-name="b1.B2" table:number-columns-spanned="4" office:value-type="string">
            <text:p text:style-name="P38">Измерение плотности потока в контрольной <text:s/>точке, <text:span text:style-name="T42">φ</text:span><text:span text:style-name="T17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33"><text:span text:style-name="T9">Относи-тельная</text:span><text:span text:style-name="T39"> </text:span><text:span text:style-name="T9">погреш-ность</text:span><text:span text:style-name="T39"> </text:span><text:span text:style-name="T9">измерения</text:span> </text:p>
            <text:p text:style-name="P33"><text:span text:style-name="T11">θ</text:span><text:span text:style-name="T24">пр</text:span><text:span text:style-name="T18">i</text:span><text:span text:style-name="T8">,</text:span> %</text:p>
          </table:table-cell>
          <table:table-cell table:style-name="b1.B2" table:number-rows-spanned="3" office:value-type="string">
            <text:p text:style-name="P35"><text:span text:style-name="T8">Довери-тель</text:span>ная граница погреш-ности измерения <text:span text:style-name="T7">Δ</text:span><text:span text:style-name="T18">i</text:span><text:span text:style-name="T1">,</text:span> %</text:p>
          </table:table-cell>
          <table:table-cell table:style-name="b1.I2" table:number-rows-spanned="3" office:value-type="string">
            <text:p text:style-name="P32"><text:span text:style-name="T28">Предел основной </text:span><text:span text:style-name="T8">относи-тельной</text:span> <text:span text:style-name="T1">погреш-ности</text:span>, </text:p>
            <text:p text:style-name="P32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6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36">Среднее значение, <text:span text:style-name="T4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7"><text:span text:style-name="T48">φ</text:span><text:span text:style-name="T16">1</text:span></text:p>
          </table:table-cell>
          <table:table-cell table:style-name="b1.C4" office:value-type="string">
            <text:p text:style-name="P36"><text:span text:style-name="T49">φ</text:span><text:span text:style-name="T16">2</text:span></text:p>
          </table:table-cell>
          <table:table-cell table:style-name="b1.C4" office:value-type="string">
            <text:p text:style-name="P36"><text:span text:style-name="T49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25">β1-90</text:p>
          </table:table-cell>
          <table:table-cell table:style-name="b1.C3" office:value-type="string">
            <text:p text:style-name="P25">β1-30</text:p>
          </table:table-cell>
          <table:table-cell table:style-name="b1.C3" office:value-type="string">
            <text:p text:style-name="P24"><text:span text:style-name="T1">β</text:span>1-60</text:p>
          </table:table-cell>
          <table:table-cell table:style-name="b1.C3" office:value-type="string">
            <text:p text:style-name="P24"><text:span text:style-name="T1">β</text:span>1-70</text:p>
          </table:table-cell>
          <table:table-cell table:style-name="b1.C3" office:value-type="string">
            <text:p text:style-name="P24"><text:span text:style-name="T1">β</text:span>1-80</text:p>
          </table:table-cell>
          <table:table-cell table:style-name="b1.C3" office:value-type="string">
            <text:p text:style-name="P26">β1-00</text:p>
          </table:table-cell>
          <table:table-cell table:style-name="b1.C3" office:value-type="string">
            <text:p text:style-name="P24"><text:span text:style-name="T1">β</text:span>1-10</text:p>
          </table:table-cell>
          <table:table-cell table:style-name="b1.C3" office:value-type="string">
            <text:p text:style-name="P24"><text:span text:style-name="T1">β</text:span>1-20</text:p>
          </table:table-cell>
          <table:table-cell table:style-name="b1.I5" table:number-rows-spanned="3" office:value-type="string">
            <text:p text:style-name="P23">±<text:span text:style-name="T1">20</text:span></text:p>
          </table:table-cell>
        </table:table-row>
        <table:table-row>
          <table:table-cell table:style-name="b1.A5" office:value-type="string">
            <text:p text:style-name="P25">β1-9<text:span text:style-name="T8">1</text:span></text:p>
          </table:table-cell>
          <table:table-cell table:style-name="b1.C3" office:value-type="string">
            <text:p text:style-name="P25">β1-3<text:span text:style-name="T8">1</text:span></text:p>
          </table:table-cell>
          <table:table-cell table:style-name="b1.C3" office:value-type="string">
            <text:p text:style-name="P24"><text:span text:style-name="T1">β</text:span>1-61</text:p>
          </table:table-cell>
          <table:table-cell table:style-name="b1.C3" office:value-type="string">
            <text:p text:style-name="P24"><text:span text:style-name="T1">β</text:span>1-71</text:p>
          </table:table-cell>
          <table:table-cell table:style-name="b1.C3" office:value-type="string">
            <text:p text:style-name="P24"><text:span text:style-name="T1">β</text:span>1-81</text:p>
          </table:table-cell>
          <table:table-cell table:style-name="b1.C3" office:value-type="string">
            <text:p text:style-name="P26">β1-01</text:p>
          </table:table-cell>
          <table:table-cell table:style-name="b1.C3" office:value-type="string">
            <text:p text:style-name="P24"><text:span text:style-name="T1">β</text:span>1-11</text:p>
          </table:table-cell>
          <table:table-cell table:style-name="b1.C3" office:value-type="string">
            <text:p text:style-name="P24"><text:span text:style-name="T1">β</text:span>1-21</text:p>
          </table:table-cell>
          <table:covered-table-cell/>
        </table:table-row>
        <table:table-row>
          <table:table-cell table:style-name="b1.A7" office:value-type="string">
            <text:p text:style-name="P25">β1-9<text:span text:style-name="T8">2</text:span></text:p>
          </table:table-cell>
          <table:table-cell table:style-name="b1.B7" office:value-type="string">
            <text:p text:style-name="P25">β1-3<text:span text:style-name="T8">2</text:span></text:p>
          </table:table-cell>
          <table:table-cell table:style-name="b1.B7" office:value-type="string">
            <text:p text:style-name="P24"><text:span text:style-name="T1">β</text:span>1-62</text:p>
          </table:table-cell>
          <table:table-cell table:style-name="b1.B7" office:value-type="string">
            <text:p text:style-name="P24"><text:span text:style-name="T1">β</text:span>1-72</text:p>
          </table:table-cell>
          <table:table-cell table:style-name="b1.B7" office:value-type="string">
            <text:p text:style-name="P24"><text:span text:style-name="T1">β</text:span>1-82</text:p>
          </table:table-cell>
          <table:table-cell table:style-name="b1.B7" office:value-type="string">
            <text:p text:style-name="P26">β1-02</text:p>
          </table:table-cell>
          <table:table-cell table:style-name="b1.B7" office:value-type="string">
            <text:p text:style-name="P24"><text:span text:style-name="T1">β</text:span>1-12</text:p>
          </table:table-cell>
          <table:table-cell table:style-name="b1.B7" office:value-type="string">
            <text:p text:style-name="P24"><text:span text:style-name="T1">β</text:span>1-22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5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0:07:35.30</dc:date>
    <meta:editing-duration>P3DT4H14M31S</meta:editing-duration>
    <meta:editing-cycles>336</meta:editing-cycles>
    <meta:generator>OpenOffice/4.1.6$Win32 OpenOffice.org_project/416m1$Build-9790</meta:generator>
    <meta:document-statistic meta:table-count="3" meta:image-count="0" meta:object-count="0" meta:page-count="2" meta:paragraph-count="135" meta:word-count="323" meta:character-count="2399"/>
  </office:meta>
</office:document-meta>
</file>